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a884" officeooo:paragraph-rsid="001fa88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1a970" officeooo:paragraph-rsid="0021a970" style:font-size-asian="10pt" style:font-style-asian="italic" style:font-size-complex="10pt" style:font-style-complex="italic"/>
    </style:style>
    <style:style style:name="P12" style:family="paragraph" style:parent-style-name="Standard" style:list-style-name="L6">
      <style:text-properties fo:color="#666666" fo:font-size="10pt" fo:font-style="italic" officeooo:rsid="00220a74" officeooo:paragraph-rsid="00220a74" style:font-size-asian="10pt" style:font-style-asian="italic" style:font-size-complex="10pt" style:font-style-complex="italic"/>
    </style:style>
    <style:style style:name="P13" style:family="paragraph" style:parent-style-name="Standard" style:list-style-name="L6">
      <style:text-properties fo:color="#666666" fo:font-size="10pt" fo:font-style="italic" officeooo:rsid="0022a248" officeooo:paragraph-rsid="00220a74" style:font-size-asian="10pt" style:font-style-asian="italic" style:font-size-complex="10pt" style:font-style-complex="italic"/>
    </style:style>
    <style:style style:name="P14" style:family="paragraph" style:parent-style-name="Standard" style:list-style-name="L6">
      <style:text-properties fo:color="#666666" fo:font-size="10pt" fo:font-style="italic" officeooo:rsid="0024e3a4" officeooo:paragraph-rsid="0024e3a4" style:font-size-asian="10pt" style:font-style-asian="italic" style:font-size-complex="10pt" style:font-style-complex="italic"/>
    </style:style>
    <style:style style:name="P15" style:family="paragraph" style:parent-style-name="Standard" style:list-style-name="L6">
      <style:paragraph-properties fo:text-align="start" style:justify-single-word="false"/>
      <style:text-properties fo:color="#666666" fo:font-size="10pt" fo:letter-spacing="-0.004cm" fo:font-style="italic" fo:font-weight="normal" officeooo:rsid="0022a248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1a970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58b11" style:font-size-asian="10pt" style:font-weight-asian="bold" style:font-size-complex="10pt" style:font-weight-complex="bold"/>
    </style:style>
    <style:style style:name="T5" style:family="text">
      <style:text-properties officeooo:rsid="001e0ee2"/>
    </style:style>
    <style:style style:name="T6" style:family="text">
      <style:text-properties officeooo:rsid="0020b8b7"/>
    </style:style>
    <style:style style:name="T7" style:family="text">
      <style:text-properties officeooo:rsid="0024e3a4"/>
    </style:style>
    <style:style style:name="T8" style:family="text">
      <style:text-properties officeooo:rsid="00258b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-<text:span text:style-name="T8">12</text:span>-<text:span text:style-name="T8">12</text:span> – <text:span text:style-name="T6">MONTAG</text:span></text:p>
          </table:table-cell>
          <table:table-cell table:style-name="Table6.A2" office:value-type="string">
            <text:list xml:id="list4658794644083081788" text:style-name="L6">
              <text:list-header>
                <text:p text:style-name="P15"/>
              </text:list-header>
              <text:list-item>
                <text:p text:style-name="P14">Einlesen in Python bezüglich des Projekts „Online Ausbildungsnachweis-Server“</text:p>
              </text:list-item>
              <text:list-item>
                <text:p text:style-name="P14">Nachbesprechung zum Programmierprojekt im Bund Deutsche Rentenversicherung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3">
          <table:table-cell table:style-name="Table6.A2" office:value-type="string">
            <text:p text:style-name="P3">2016-<text:span text:style-name="T8">12</text:span>-<text:span text:style-name="T8">13</text:span> – DIENSTAG</text:p>
          </table:table-cell>
          <table:table-cell table:style-name="Table6.A2" office:value-type="string">
            <text:list xml:id="list154032158364454" text:continue-numbering="true" text:style-name="L6">
              <text:list-header>
                <text:p text:style-name="P15"/>
              </text:list-header>
              <text:list-item>
                <text:p text:style-name="P13">Beginn Aufsetzen des Servers für das Projekt „<text:span text:style-name="T7">Online </text:span>Ausbildungsnachweis-Server“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4">
          <table:table-cell table:style-name="Table6.A2" office:value-type="string">
            <text:p text:style-name="P3">2016-<text:span text:style-name="T8">12</text:span>-<text:span text:style-name="T8">14</text:span> – MITTWOCH</text:p>
          </table:table-cell>
          <table:table-cell table:style-name="Table6.A2" office:value-type="string">
            <text:list xml:id="list154030820758811" text:continue-numbering="true" text:style-name="L6">
              <text:list-header>
                <text:p text:style-name="P15"/>
              </text:list-header>
              <text:list-item>
                <text:p text:style-name="P14">Dienste und Programme auf dem Ausbildungsnachweis-Server (Debian) installiert (Apache, MariaDB)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5">
          <table:table-cell table:style-name="Table6.A2" office:value-type="string">
            <text:p text:style-name="P3">2016-<text:span text:style-name="T8">12</text:span>-<text:span text:style-name="T8">15</text:span> – DONNERSTAG</text:p>
          </table:table-cell>
          <table:table-cell table:style-name="Table6.A2" office:value-type="string">
            <text:list xml:id="list154032560067297" text:continue-numbering="true" text:style-name="L6">
              <text:list-header>
                <text:p text:style-name="P15"/>
              </text:list-header>
              <text:list-item>
                <text:p text:style-name="P14">Weitere Dienste installiert und eingestellt (MariaDB, Python, Python virtual environment)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6">
          <table:table-cell table:style-name="Table6.A2" office:value-type="string">
            <text:p text:style-name="P3">2016-<text:span text:style-name="T8">12</text:span>-<text:span text:style-name="T8">16</text:span> – FREITAG</text:p>
          </table:table-cell>
          <table:table-cell table:style-name="Table6.A2" office:value-type="string">
            <text:list xml:id="list154030894810480" text:continue-numbering="true" text:style-name="L6">
              <text:list-header>
                <text:p text:style-name="P15"/>
              </text:list-header>
              <text:list-item>
                <text:p text:style-name="P14">Zurückbekommen<text:span text:style-name="T8">e</text:span> Berichtshefte der letzten <text:span text:style-name="T8">6 Monate korrigiert und ergänzt</text:span>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58b11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1a97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Lehrjah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</text:span><text:span text:style-name="MT2">-12-12</text:span><text:span text:style-name="MT1"> – 2016</text:span><text:span text:style-name="MT2">-12-16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3">5</text:span><text:span text:style-name="MT2">0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-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6T15:28:13.132528223</dc:date>
    <meta:editing-cycles>16</meta:editing-cycles>
    <dc:title>Header Schule</dc:title>
    <meta:editing-duration>PT57M29S</meta:editing-duration>
    <meta:generator>LibreOffice/5.2.3.3$Linux_X86_64 LibreOffice_project/20m0$Build-3</meta:generator>
    <meta:document-statistic meta:table-count="6" meta:image-count="0" meta:object-count="0" meta:page-count="1" meta:paragraph-count="43" meta:word-count="126" meta:character-count="884" meta:non-whitespace-character-count="80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